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LITERATURESURVEY" style:family="table">
      <style:table-properties style:width="18.203cm" fo:margin-left="0cm" table:align="left"/>
    </style:style>
    <style:style style:name="LITERATURESURVEY.A" style:family="table-column">
      <style:table-column-properties style:column-width="1.005cm"/>
    </style:style>
    <style:style style:name="LITERATURESURVEY.B" style:family="table-column">
      <style:table-column-properties style:column-width="6.085cm"/>
    </style:style>
    <style:style style:name="LITERATURESURVEY.C" style:family="table-column">
      <style:table-column-properties style:column-width="3.519cm"/>
    </style:style>
    <style:style style:name="LITERATURESURVEY.D" style:family="table-column">
      <style:table-column-properties style:column-width="2.381cm"/>
    </style:style>
    <style:style style:name="LITERATURESURVEY.E" style:family="table-column">
      <style:table-column-properties style:column-width="5.212cm"/>
    </style:style>
    <style:style style:name="LITERATURESURVEY.A1" style:family="table-cell">
      <style:table-cell-properties fo:padding="0cm" fo:border="none" style:writing-mode="page"/>
    </style:style>
    <style:style style:name="LITERATURESURVEY.2" style:family="table-row">
      <style:table-row-properties style:min-row-height="1.815cm"/>
    </style:style>
    <style:style style:name="LITERATURESURVEY.3" style:family="table-row">
      <style:table-row-properties style:min-row-height="1.693cm"/>
    </style:style>
    <style:style style:name="LITERATURESURVEY.4" style:family="table-row">
      <style:table-row-properties style:min-row-height="2.302cm"/>
    </style:style>
    <style:style style:name="LITERATURESURVEY.5" style:family="table-row">
      <style:table-row-properties style:min-row-height="1.191cm"/>
    </style:style>
    <style:style style:name="LITERATURESURVEY.6" style:family="table-row">
      <style:table-row-properties style:min-row-height="1.217cm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d7234" officeooo:paragraph-rsid="000d723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1d938" officeooo:paragraph-rsid="0011d938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officeooo:rsid="000d7234" officeooo:paragraph-rsid="000d7234"/>
    </style:style>
    <style:style style:name="P4" style:family="paragraph" style:parent-style-name="Table_20_Contents">
      <style:text-properties officeooo:rsid="000d7234" officeooo:paragraph-rsid="000d7234"/>
    </style:style>
    <style:style style:name="P5" style:family="paragraph" style:parent-style-name="Table_20_Contents">
      <style:text-properties officeooo:paragraph-rsid="000e95b5"/>
    </style:style>
    <style:style style:name="P6" style:family="paragraph" style:parent-style-name="Table_20_Contents">
      <style:text-properties officeooo:paragraph-rsid="00109002"/>
    </style:style>
    <style:style style:name="P7" style:family="paragraph" style:parent-style-name="Table_20_Contents">
      <style:text-properties officeooo:rsid="0011d938" officeooo:paragraph-rsid="0011d938"/>
    </style:style>
    <style:style style:name="P8" style:family="paragraph" style:parent-style-name="Table_20_Contents">
      <style:text-properties officeooo:paragraph-rsid="0013f5ff"/>
    </style:style>
    <style:style style:name="T1" style:family="text">
      <style:text-properties officeooo:rsid="000d7234"/>
    </style:style>
    <style:style style:name="T2" style:family="text">
      <style:text-properties officeooo:rsid="000e95b5"/>
    </style:style>
    <style:style style:name="T3" style:family="text">
      <style:text-properties officeooo:rsid="00109002"/>
    </style:style>
    <style:style style:name="T4" style:family="text">
      <style:text-properties officeooo:rsid="0013a401"/>
    </style:style>
    <style:style style:name="T5" style:family="text">
      <style:text-properties officeooo:rsid="0013f5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LITERATURESURVEY" table:style-name="LITERATURESURVEY">
        <table:table-column table:style-name="LITERATURESURVEY.A"/>
        <table:table-column table:style-name="LITERATURESURVEY.B"/>
        <table:table-column table:style-name="LITERATURESURVEY.C"/>
        <table:table-column table:style-name="LITERATURESURVEY.D"/>
        <table:table-column table:style-name="LITERATURESURVEY.E"/>
        <table:table-row table:style-name="TableLine94472701036464">
          <table:table-cell table:style-name="LITERATURESURVEY.A1" office:value-type="string">
            <text:p text:style-name="P1">S.NO</text:p>
          </table:table-cell>
          <table:table-cell table:style-name="LITERATURESURVEY.A1" office:value-type="string">
            <text:p text:style-name="P1">PAPER</text:p>
          </table:table-cell>
          <table:table-cell table:style-name="LITERATURESURVEY.A1" office:value-type="string">
            <text:p text:style-name="P1">AUTHOR</text:p>
          </table:table-cell>
          <table:table-cell table:style-name="LITERATURESURVEY.A1" office:value-type="string">
            <text:p text:style-name="P1">YEAR</text:p>
          </table:table-cell>
          <table:table-cell table:style-name="LITERATURESURVEY.A1" office:value-type="string">
            <text:p text:style-name="P2">DESCRIPTION</text:p>
          </table:table-cell>
        </table:table-row>
        <table:table-row table:style-name="LITERATURESURVEY.2">
          <table:table-cell table:style-name="LITERATURESURVEY.A1" office:value-type="string">
            <text:p text:style-name="P3">1</text:p>
          </table:table-cell>
          <table:table-cell table:style-name="LITERATURESURVEY.A1" office:value-type="string">
            <text:p text:style-name="Table_20_Contents">EXPENSE MANAGER APPLICATION – <text:span text:style-name="T1">A</text:span><text:span text:style-name="T2">n</text:span><text:span text:style-name="T1"> andriod application for expense management</text:span></text:p>
          </table:table-cell>
          <table:table-cell table:style-name="LITERATURESURVEY.A1" office:value-type="string">
            <text:p text:style-name="Table_20_Contents"/>
            <text:p text:style-name="Table_20_Contents">Velmurugan A</text:p>
          </table:table-cell>
          <table:table-cell table:style-name="LITERATURESURVEY.A1" office:value-type="string">
            <text:p text:style-name="Table_20_Contents"/>
            <text:p text:style-name="P7">2020</text:p>
          </table:table-cell>
          <table:table-cell table:style-name="LITERATURESURVEY.A1" office:value-type="string">
            <text:p text:style-name="Table_20_Contents"><text:span text:style-name="T4">K</text:span>eeps record of user personal expenses, <text:s/>contribution in group expenditures, top investment options, view of the current stock market, read authenticated financial news and grab the best ongoing offers in the market in popular categories</text:p>
          </table:table-cell>
        </table:table-row>
        <table:table-row table:style-name="LITERATURESURVEY.3">
          <table:table-cell table:style-name="LITERATURESURVEY.A1" office:value-type="string">
            <text:p text:style-name="P4">2</text:p>
          </table:table-cell>
          <table:table-cell table:style-name="LITERATURESURVEY.A1" office:value-type="string">
            <text:p text:style-name="P5">EXPENSE MANAGER APPLICATION - <text:span text:style-name="T1">A</text:span><text:span text:style-name="T2">n</text:span><text:span text:style-name="T1"> andriod application for expense management</text:span></text:p>
          </table:table-cell>
          <table:table-cell table:style-name="LITERATURESURVEY.A1" office:value-type="string">
            <text:p text:style-name="Table_20_Contents"/>
            <text:p text:style-name="Table_20_Contents">Velmurugan.R</text:p>
            <text:p text:style-name="Table_20_Contents"/>
          </table:table-cell>
          <table:table-cell table:style-name="LITERATURESURVEY.A1" office:value-type="string">
            <text:p text:style-name="Table_20_Contents"/>
            <text:p text:style-name="P7">2021</text:p>
            <text:p text:style-name="Table_20_Contents"/>
          </table:table-cell>
          <table:table-cell table:style-name="LITERATURESURVEY.A1" office:value-type="string">
            <text:p text:style-name="Table_20_Contents"><text:span text:style-name="T4">U</text:span>ser can track their daily/weekly/monthly expenses.<text:span text:style-name="T4">E</text:span>xpense history will also be provided in application.</text:p>
          </table:table-cell>
        </table:table-row>
        <table:table-row table:style-name="LITERATURESURVEY.4">
          <table:table-cell table:style-name="LITERATURESURVEY.A1" office:value-type="string">
            <text:p text:style-name="P4">3</text:p>
          </table:table-cell>
          <table:table-cell table:style-name="LITERATURESURVEY.A1" office:value-type="string">
            <text:p text:style-name="P5">STUDENT EXPENSE TRACKING APPLICATION - <text:span text:style-name="T1">A</text:span><text:span text:style-name="T2">n</text:span><text:span text:style-name="T1"> andriod application for expense management </text:span><text:span text:style-name="T2">for students</text:span></text:p>
          </table:table-cell>
          <table:table-cell table:style-name="LITERATURESURVEY.A1" office:value-type="string">
            <text:p text:style-name="Table_20_Contents"/>
            <text:p text:style-name="Table_20_Contents"/>
            <text:p text:style-name="Table_20_Contents">Saumya Dubey</text:p>
          </table:table-cell>
          <table:table-cell table:style-name="LITERATURESURVEY.A1" office:value-type="string">
            <text:p text:style-name="Table_20_Contents"/>
            <text:p text:style-name="Table_20_Contents"/>
            <text:p text:style-name="P7">2022</text:p>
          </table:table-cell>
          <table:table-cell table:style-name="LITERATURESURVEY.A1" office:value-type="string">
            <text:p text:style-name="Table_20_Contents"><text:span text:style-name="T4">C</text:span>alculate their expense and income that is the one reason they face money crisis.<text:span text:style-name="T4">G</text:span>ives warning messages if we are exceeding on our expenses</text:p>
          </table:table-cell>
        </table:table-row>
        <table:table-row table:style-name="LITERATURESURVEY.5">
          <table:table-cell table:style-name="LITERATURESURVEY.A1" office:value-type="string">
            <text:p text:style-name="P4">4</text:p>
          </table:table-cell>
          <table:table-cell table:style-name="LITERATURESURVEY.A1" office:value-type="string">
            <text:p text:style-name="P5">E<text:span text:style-name="T2">XPENSE TRACKER</text:span> - <text:span text:style-name="T1">A</text:span><text:span text:style-name="T2">n</text:span><text:span text:style-name="T1"> andriod application for expense management</text:span></text:p>
          </table:table-cell>
          <table:table-cell table:style-name="LITERATURESURVEY.A1" office:value-type="string">
            <text:p text:style-name="Table_20_Contents"/>
            <text:p text:style-name="Table_20_Contents">Prof Miriam Thomas</text:p>
          </table:table-cell>
          <table:table-cell table:style-name="LITERATURESURVEY.A1" office:value-type="string">
            <text:p text:style-name="Table_20_Contents"/>
            <text:p text:style-name="P7">2020</text:p>
          </table:table-cell>
          <table:table-cell table:style-name="LITERATURESURVEY.A1" office:value-type="string">
            <text:p text:style-name="Table_20_Contents"><text:span text:style-name="T4">P</text:span>rovision to predict the income and expense for the manager using data mining.</text:p>
            <text:p text:style-name="Table_20_Contents"><text:span text:style-name="T5">U</text:span>ser can provide his income to calculate his total expenses per day and these results will be stored for each user</text:p>
          </table:table-cell>
        </table:table-row>
        <table:table-row table:style-name="LITERATURESURVEY.6">
          <table:table-cell table:style-name="LITERATURESURVEY.A1" office:value-type="string">
            <text:p text:style-name="P4">5</text:p>
          </table:table-cell>
          <table:table-cell table:style-name="LITERATURESURVEY.A1" office:value-type="string">
            <text:p text:style-name="P6">E<text:span text:style-name="T2">XPENSE TRACKER</text:span> - <text:span text:style-name="T1">A</text:span><text:span text:style-name="T2">n</text:span><text:span text:style-name="T1"> andriod application for expense management</text:span></text:p>
          </table:table-cell>
          <table:table-cell table:style-name="LITERATURESURVEY.A1" office:value-type="string">
            <text:p text:style-name="Table_20_Contents"/>
            <text:p text:style-name="P6">A<text:span text:style-name="T3">tiya</text:span> K<text:span text:style-name="T3">azi</text:span></text:p>
          </table:table-cell>
          <table:table-cell table:style-name="LITERATURESURVEY.A1" office:value-type="string">
            <text:p text:style-name="Table_20_Contents"/>
            <text:p text:style-name="P7">2021</text:p>
          </table:table-cell>
          <table:table-cell table:style-name="LITERATURESURVEY.A1" office:value-type="string">
            <text:p text:style-name="P8"><text:span text:style-name="T4">G</text:span>ives warning messages if we are exceeding on our expenses.<text:span text:style-name="T5">T</text:span>he money left after spending is added into user’s savings. The application generates report of the expenses of each end of the month. The amount saved can be used for celebrati<text:span text:style-name="T5">on.</text:span></text:p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3T21:40:42.816414321</meta:creation-date>
    <dc:date>2022-09-03T22:44:58.530383496</dc:date>
    <meta:editing-duration>PT2M55S</meta:editing-duration>
    <meta:editing-cycles>1</meta:editing-cycles>
    <meta:document-statistic meta:table-count="1" meta:image-count="0" meta:object-count="0" meta:page-count="1" meta:paragraph-count="31" meta:word-count="220" meta:character-count="1403" meta:non-whitespace-character-count="1212"/>
    <meta:generator>LibreOffice/6.4.7.2$Linux_X86_64 LibreOffice_project/40$Build-2</meta:generator>
  </office:meta>
</office:document-meta>
</file>